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d5b9b" officeooo:paragraph-rsid="001d5b9b"/>
    </style:style>
    <style:style style:name="P2" style:family="paragraph" style:parent-style-name="Standard">
      <style:text-properties officeooo:rsid="001d5b9b" officeooo:paragraph-rsid="001d5b9b"/>
    </style:style>
    <style:style style:name="P3" style:family="paragraph" style:parent-style-name="Standard">
      <style:text-properties officeooo:rsid="001eb3e1" officeooo:paragraph-rsid="001eb3e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CESADORES DE PROPOSITO GENERAL</text:p>
      <text:p text:style-name="P1"/>
      <text:p text:style-name="P1">Un procesador de proposito general esta capacitado para hacer todo tipo de tareas o instrucciones ya sean de I/O, logicas, aritméticas realizando asi todos los calculos necesarios para que una computadora pueda operar correctamente, asi misma la ejecución de sus aplicaciónes y de igual forma se encarga de diferentes dispositivos que componen un quipo.</text:p>
      <text:p text:style-name="P1"/>
      <text:p text:style-name="P1">Generalmente los equipos que las personas adquieren tienen este tipo de procesador ya qeu ayuda para todas las tareas pricipales necesarias para una computadora de hogar.</text:p>
      <text:p text:style-name="P1"/>
      <text:p text:style-name="P3">A lo que se refiere el texto en mi opininión principalmente es que es muy dificil que exista un procesador que sea de proposito general ya que es muy dificil que contengan lo mejor en muchos anbitos pero principalmente concluye que es incorrecto pensar en esto principalmente por que un procesador de esta forma seria de muy baja calidad e incorrectamente creado.</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4M54S</meta:editing-duration>
    <meta:editing-cycles>4</meta:editing-cycles>
    <meta:generator>LibreOffice/4.3.3.2$Linux_X86_64 LibreOffice_project/430m0$Build-2</meta:generator>
    <dc:date>2017-03-12T08:55:21.513699365</dc:date>
    <meta:document-statistic meta:table-count="0" meta:image-count="0" meta:object-count="0" meta:page-count="1" meta:paragraph-count="4" meta:word-count="146" meta:character-count="919" meta:non-whitespace-character-count="777"/>
    <meta:user-defined meta:name="Info 1"/>
    <meta:user-defined meta:name="Info 2"/>
    <meta:user-defined meta:name="Info 3"/>
    <meta:user-defined meta:name="Info 4"/>
  </office:meta>
</office:document-meta>
</file>